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Courier" svg:font-family="Courier"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Standard">
      <style:text-properties style:text-underline-style="solid" style:text-underline-width="auto" style:text-underline-color="font-color"/>
    </style:style>
    <style:style style:name="P3" style:family="paragraph" style:parent-style-name="code-example">
      <style:text-properties style:font-name="Courier" style:font-name-asian="Courier" style:font-name-complex="Courier"/>
    </style:style>
    <style:style style:name="P4" style:family="paragraph" style:parent-style-name="code-example">
      <style:text-properties fo:background-color="#ffff00"/>
    </style:style>
    <style:style style:name="P5" style:family="paragraph" style:parent-style-name="Contents_20_1">
      <style:paragraph-properties>
        <style:tab-stops>
          <style:tab-stop style:position="170.06mm" style:type="right" style:leader-style="dotted" style:leader-text="."/>
        </style:tab-stops>
      </style:paragraph-properties>
    </style:style>
    <style:style style:name="P6" style:family="paragraph" style:parent-style-name="Contents_20_2">
      <style:paragraph-properties>
        <style:tab-stops>
          <style:tab-stop style:position="165.06mm" style:type="right" style:leader-style="dotted" style:leader-text="."/>
        </style:tab-stops>
      </style:paragraph-properties>
    </style:style>
    <style:style style:name="P7" style:family="paragraph" style:parent-style-name="Contents_20_3">
      <style:paragraph-properties>
        <style:tab-stops>
          <style:tab-stop style:position="160.07mm" style:type="right" style:leader-style="dotted" style:leader-text="."/>
        </style:tab-stops>
      </style:paragraph-properties>
    </style:style>
    <style:style style:name="P8" style:family="paragraph" style:parent-style-name="Standard" style:list-style-name="L2"/>
    <style:style style:name="P9" style:family="paragraph" style:parent-style-name="Standard" style:list-style-name="L7"/>
    <style:style style:name="P10" style:family="paragraph" style:parent-style-name="Text_20_body" style:list-style-name="L1"/>
    <style:style style:name="P11" style:family="paragraph" style:parent-style-name="Text_20_body" style:list-style-name="L1">
      <style:text-properties fo:background-color="#ffff00"/>
    </style:style>
    <style:style style:name="P12" style:family="paragraph" style:parent-style-name="Text_20_body" style:list-style-name="L4">
      <style:text-properties fo:background-color="#ffff00"/>
    </style:style>
    <style:style style:name="P13" style:family="paragraph" style:parent-style-name="Text_20_body" style:list-style-name="L5">
      <style:text-properties fo:background-color="#ffff00"/>
    </style:style>
    <style:style style:name="P14" style:family="paragraph" style:parent-style-name="Text_20_body" style:list-style-name="L6">
      <style:text-properties fo:background-color="#ffff00"/>
    </style:style>
    <style:style style:name="P15" style:family="paragraph" style:parent-style-name="Text_20_body" style:list-style-name="L2"/>
    <style:style style:name="P16" style:family="paragraph" style:parent-style-name="Text_20_body" style:list-style-name="L3"/>
    <style:style style:name="T1" style:family="text">
      <style:text-properties fo:background-color="#ffff00"/>
    </style:style>
    <style:style style:name="T2" style:family="text">
      <style:text-properties style:font-name="Courier" style:font-name-asian="Courier" style:font-name-complex="Courier"/>
    </style:style>
    <style:style style:name="T3" style:family="text">
      <style:text-properties fo:color="#666666" style:font-name="Courier" fo:font-style="italic" style:font-name-asian="Courier" style:font-style-asian="italic" style:font-name-complex="Courier" style:font-style-complex="italic"/>
    </style:style>
    <style:style style:name="T4" style:family="text">
      <style:text-properties fo:color="#999999" style:font-name="Courier" fo:font-style="italic" style:font-name-asian="Courier" style:font-style-asian="italic" style:font-name-complex="Courier" style:font-style-complex="italic"/>
    </style:style>
    <style:style style:name="fr1" style:family="graphic" style:parent-style-name="Frame">
      <style:graphic-properties style:wrap="none" style:vertical-pos="top" style:vertical-rel="paragraph" style:horizontal-pos="center" style:horizontal-rel="paragraph" fo:background-color="#ff9966" style:background-transparency="0%">
        <style:background-image/>
      </style:graphic-properties>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SIML Language</text:p>
      <text:p text:style-name="Subtitle">Language specification and outline of the compilation proces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s/>1 Introduction<text:tab/>1</text:p>
          <text:p text:style-name="P5"><text:s/>2 Terse Introduction to Underlying Principles <text:tab/>1</text:p>
          <text:p text:style-name="P5"><text:s/>3 Language Specification<text:tab/>1</text:p>
          <text:p text:style-name="P6"><text:s/>3.1 Syntax Overview<text:tab/>2</text:p>
          <text:p text:style-name="P6"><text:s/>3.2 Classes<text:tab/>2</text:p>
          <text:p text:style-name="P7"><text:s/>3.2.1 Inheritance Rules<text:tab/>2</text:p>
          <text:p text:style-name="P7"><text:s/>3.2.2 Example:<text:tab/>2</text:p>
          <text:p text:style-name="P6"><text:s/>3.3 Functions<text:tab/>2</text:p>
          <text:p text:style-name="P6"><text:s/>3.4 Data<text:tab/>3</text:p>
          <text:p text:style-name="P6"><text:s/>3.5 Statements at the Top Level<text:tab/>3</text:p>
          <text:p text:style-name="P6"><text:s/>3.6 Physical Units<text:tab/>3</text:p>
          <text:p text:style-name="P6"><text:s/>3.7 Partial Differential Equations<text:tab/>3</text:p>
          <text:p text:style-name="P5"><text:s/>4 Generation of a Flattened Intermediate Representation<text:tab/>4</text:p>
          <text:p text:style-name="P6"><text:s/>4.1 Parsing<text:tab/>4</text:p>
          <text:p text:style-name="P6"><text:s/>4.2 Preparation of Syntax Tree<text:tab/>4</text:p>
          <text:p text:style-name="P6"><text:s/>4.3 Semantic Analysis<text:tab/>4</text:p>
          <text:p text:style-name="P6"><text:s/>4.4 Flattening<text:tab/>4</text:p>
          <text:p text:style-name="P6"><text:s/>4.5 Equation Reordering<text:tab/>4</text:p>
          <text:p text:style-name="P6"><text:s/>4.6 Semantic Checks<text:tab/>5</text:p>
          <text:p text:style-name="P7"><text:s/>4.6.1 Type inference and type checking<text:tab/>5</text:p>
          <text:p text:style-name="P6"><text:s/>4.7 Inserting of conversion constants for unit conversion<text:tab/>5</text:p>
          <text:p text:style-name="P5"><text:s/>5 Code optimization<text:tab/>5</text:p>
          <text:p text:style-name="P6"><text:s/>5.1 Constant Folding<text:tab/>5</text:p>
          <text:p text:style-name="P5"><text:s/>6 Code Generation<text:tab/>5</text:p>
        </text:index-body>
      </text:table-of-content>
      <text:p text:style-name="Text_20_body"/>
      <text:h text:style-name="Heading_20_1" text:outline-level="1">Introduction</text:h>
      <text:p text:style-name="Text_20_body">The Siml language is a simple programming language to solve differential equations, which in the future will be extended towards optimization. The differential equation are solved numerically. <text:s/></text:p>
      <text:p text:style-name="Text_20_body">Siml is object oriented: data and algorithms are kept together, as a so called object. Objects can (should) be composed into hierarchical trees. The language looks roughly like Python, but with variable declarations and 'this'. <text:s/></text:p>
      <text:h text:style-name="Heading_20_1" text:outline-level="1">Terse Introduction to the General Idea</text:h>
      <text:p text:style-name="Text_20_body">The Siml language is a domain specific language to create functions for solver algorithms. These functions take a vector of floating point numbers as their argument and return a vector. The elements of the vectors are data members of Siml objects, to give the user the illusion of object oriented programming. <text:s/></text:p>
      <text:p text:style-name="Standard">The language has currently only object composition, but no inheritance. The language is strongly typed, with type interference for local variables. It looks roughly like Python, but with variable declarations and 'this'. <text:s/></text:p>
      <text:h text:style-name="Heading_20_1" text:outline-level="1"><text:soft-page-break/>Language Specification</text:h>
      <text:p text:style-name="Text_20_body">The Siml language is a special purpose language to describe differential equations. Additionally to composition the language has inheritance to ease code (equation) reuse. <text:span text:style-name="T1">Custom mathematical operators?</text:span> </text:p>
      <text:h text:style-name="Heading_20_2" text:outline-level="2">Syntax Overview</text:h>
      <text:p text:style-name="code-example">class Foo(model):</text:p>
      <text:p text:style-name="code-example">{</text:p>
      <text:p text:style-name="code-example"><text:tab/><text:span text:style-name="T2">data mu, X, S: Real = 0;</text:span></text:p>
      <text:p text:style-name="code-example"><text:tab/></text:p>
      <text:p text:style-name="code-example"><text:tab/><text:span text:style-name="T2">func dynamic(): </text:span><text:span text:style-name="T3">#Hidden 'this' argument</text:span></text:p>
      <text:p text:style-name="code-example"><text:tab/><text:span text:style-name="T2">{</text:span></text:p>
      <text:p text:style-name="code-example"><text:tab/><text:tab/>mu = 0.5 * S/(S+0.01);</text:p>
      <text:p text:style-name="code-example"><text:tab/><text:tab/>$X = mu*X;</text:p>
      <text:p text:style-name="code-example"><text:tab/><text:tab/>$S = -1/Yxs*mu*X;</text:p>
      <text:p text:style-name="code-example"><text:tab/><text:span text:style-name="T2">}</text:span></text:p>
      <text:p text:style-name="code-example">}</text:p>
      <text:h text:style-name="Heading_20_2" text:outline-level="2">Classes</text:h>
      <text:p text:style-name="Text_20_body">Classes contain data and functions. Classes can be compiled into simulation programs.</text:p>
      <text:list xml:id="list398062558" text:style-name="L1">
        <text:list-item>
          <text:p text:style-name="P10">Class definitions can only appear at the top level. </text:p>
        </text:list-item>
        <text:list-item>
          <text:p text:style-name="P10">There is single inheritance. </text:p>
        </text:list-item>
        <text:list-item>
          <text:p text:style-name="P10">All classes must inherit from the built in class 'object'.</text:p>
        </text:list-item>
        <text:list-item>
          <text:p text:style-name="P11">There is a simple mechanism for class templates. </text:p>
        </text:list-item>
      </text:list>
      <text:h text:style-name="Heading_20_3" text:outline-level="3">Inheritance Rules</text:h>
      <text:list xml:id="list1780667136" text:style-name="L2">
        <text:list-item>
          <text:p text:style-name="P15"><draw:frame draw:style-name="fr1" draw:name="Frame1" text:anchor-type="paragraph" svg:width="170.06mm" style:rel-width="100%" draw:z-index="0"><draw:text-box fo:min-height="5.08mm"><text:p text:style-name="P2">Terminology for multiple methods with the same name: </text:p><text:list xml:id="list604897645" text:continue-list="list1780667136" text:style-name="L2"><text:list-item text:start-value="1"><text:p text:style-name="P8">Overloading: Different methods are selected based on type and number of parameters.</text:p></text:list-item><text:list-item><text:p text:style-name="P8">Overriding: Other methods of the same name become invisible.</text:p></text:list-item></text:list></draw:text-box></draw:frame>Data can not be overloaded or overridden: Giving a data attribute the same name like an inherited attribute is an error. (The error is shown in the child class.)</text:p>
        </text:list-item>
        <text:list-item>
          <text:p text:style-name="P15">Methods can be overridden: When a parent class and a child class use the same name for a method, the parent class' method becomes invisible and must be called with the full name.</text:p>
        </text:list-item>
        <text:list-item>
          <text:p text:style-name="P15">Overloading (method selection based on different argument types) (like C++ or Java) are future extensions.</text:p>
        </text:list-item>
      </text:list>
      <text:h text:style-name="Heading_20_3" text:outline-level="3">Example:</text:h>
      <text:p text:style-name="code-example">class Foo(model)<text:span text:style-name="T1">(barType, n)</text:span>:</text:p>
      <text:p text:style-name="code-example">{</text:p>
      <text:p text:style-name="code-example"><text:tab/><text:span text:style-name="T2">data a: Real = n;</text:span></text:p>
      <text:p text:style-name="P3"><text:tab/>data bar: barType;</text:p>
      <text:p text:style-name="code-example"><text:tab/></text:p>
      <text:p text:style-name="code-example"><text:tab/><text:span text:style-name="T2">func dynamic():{}</text:span></text:p>
      <text:p text:style-name="code-example">}</text:p>
      <text:h text:style-name="Heading_20_2" text:outline-level="2"><text:soft-page-break/>Functions</text:h>
      <text:p text:style-name="Text_20_body">Functions can appear in class definitions and at the top level. They are usually inlined. Function arguments don't need to be typed, this way a function can act like a template in C++.</text:p>
      <text:p text:style-name="Text_20_body">For their arguments and for their return values local variables might be created on the fly. (Needs type inference to function propperly).</text:p>
      <text:p text:style-name="Text_20_body">Function arguments and return values don't need to be typed. If type annotations exist </text:p>
      <text:h text:style-name="Heading_20_2" text:outline-level="2">Data</text:h>
      <text:p text:style-name="Text_20_body">Data can be declared on the top level, in class declarations and in Functions. <text:s/></text:p>
      <text:p text:style-name="P1">Is a reference type necessary?Will it need a parameter? Example:</text:p>
      <text:p text:style-name="P4"><text:tab/>data a: Reference(Foo);</text:p>
      <text:p text:style-name="code-example"><text:s/></text:p>
      <text:p text:style-name="P1">Constants do not really take up space, they are supposed to be optimized away. Therefore they could be introduced without data statement like local variables. This needs working type inference though. Example: </text:p>
      <text:p text:style-name="P4"><text:tab/>pi = 3.1415;</text:p>
      <text:h text:style-name="Heading_20_2" text:outline-level="2">Statements at the Top Level</text:h>
      <text:list xml:id="list119008552" text:style-name="L3">
        <text:list-item>
          <text:p text:style-name="P16">import, from <text:span text:style-name="T1">(TODO)</text:span></text:p>
        </text:list-item>
        <text:list-item>
          <text:p text:style-name="P16">class</text:p>
        </text:list-item>
        <text:list-item>
          <text:p text:style-name="P16">function</text:p>
        </text:list-item>
        <text:list-item>
          <text:p text:style-name="P16">data</text:p>
        </text:list-item>
        <text:list-item>
          <text:p text:style-name="P16">assignment</text:p>
        </text:list-item>
        <text:list-item>
          <text:p text:style-name="P16">if <text:span text:style-name="T1">(?)</text:span></text:p>
        </text:list-item>
      </text:list>
      <text:h text:style-name="Heading_20_2" text:outline-level="2">Physical Units</text:h>
      <text:p text:style-name="P1">The exact syntax for physical units must be determined.</text:p>
      <text:list xml:id="list255994715" text:style-name="L4">
        <text:list-item>
          <text:p text:style-name="P12">Syntax for literal units, and literal physical quantities.</text:p>
        </text:list-item>
        <text:list-item>
          <text:p text:style-name="P12">Good class name</text:p>
        </text:list-item>
        <text:list-item>
          <text:p text:style-name="P12">Structure of physical quantity class.</text:p>
        </text:list-item>
      </text:list>
      <text:p text:style-name="P1"/>
      <text:p text:style-name="code-example">class Foo(model):</text:p>
      <text:p text:style-name="code-example">{</text:p>
      <text:p text:style-name="code-example"><text:tab/><text:span text:style-name="T2">data b: Quantity unit(m) = 2 * unit(cm);</text:span></text:p>
      <text:p text:style-name="code-example"><text:tab/><text:span text:style-name="T2">data b: Quantity [m] = 2 * [cm];</text:span></text:p>
      <text:p text:style-name="code-example"><text:tab/><text:span text:style-name="T2">data v: Physical in [km/h] = 20[m/s];</text:span></text:p>
      <text:p text:style-name="code-example"/>
      <text:p text:style-name="code-example"><text:tab/><text:span text:style-name="T2">func dynamic():</text:span></text:p>
      <text:p text:style-name="code-example"><text:tab/><text:span text:style-name="T2">{</text:span></text:p>
      <text:p text:style-name="code-example"><text:tab/><text:tab/>$v = b/2*[s]</text:p>
      <text:p text:style-name="code-example"><text:tab/><text:span text:style-name="T2">}</text:span></text:p>
      <text:p text:style-name="code-example">}</text:p>
      <text:h text:style-name="Heading_20_2" text:outline-level="2"><text:soft-page-break/>Partial Differential Equations</text:h>
      <text:p text:style-name="P1">The syntax for partial differential equations is completely unclear.</text:p>
      <text:list xml:id="list1915399588" text:style-name="L5">
        <text:list-item>
          <text:p text:style-name="P13">The involved classes must be determined.</text:p>
        </text:list-item>
        <text:list-item>
          <text:p text:style-name="P13">Is a special syntax necessary (new keywords)?</text:p>
        </text:list-item>
        <text:list-item>
          <text:p text:style-name="P13">Are references (pointers) necessary? </text:p>
        </text:list-item>
      </text:list>
      <text:list xml:id="list1962095067" text:style-name="L6">
        <text:list-item>
          <text:p text:style-name="P14">A syntax for boundary computations must be determined.</text:p>
        </text:list-item>
      </text:list>
      <text:p text:style-name="P1"/>
      <text:p text:style-name="code-example">class foo(model):</text:p>
      <text:p text:style-name="code-example">{</text:p>
      <text:p text:style-name="code-example"><text:tab/><text:span text:style-name="T2">data gr: Grid(nDim=1, dim0Unit=[mm]);</text:span></text:p>
      <text:p text:style-name="code-example"><text:tab/><text:span text:style-name="T2">data xEnd: Value in [mm];</text:span></text:p>
      <text:p text:style-name="code-example"><text:tab/><text:span text:style-name="T2">data c: Distribution(grid=gr) in [g/l];</text:span></text:p>
      <text:p text:style-name="code-example"/>
      <text:p text:style-name="code-example"><text:tab/><text:span text:style-name="T2">func dynamic():</text:span></text:p>
      <text:p text:style-name="code-example"><text:tab/><text:span text:style-name="T2">{</text:span></text:p>
      <text:p text:style-name="code-example"><text:tab/><text:tab/><text:span text:style-name="T4">#Syntax for boundary computation missing</text:span></text:p>
      <text:p text:style-name="code-example"><text:tab/><text:tab/><text:span text:style-name="T2">c[0] = 2*[g/l];</text:span></text:p>
      <text:p text:style-name="code-example"><text:tab/><text:tab/><text:span text:style-name="T2">boundary diff(c[xEnd], 0) == 0; </text:span></text:p>
      <text:p text:style-name="code-example"><text:tab/><text:span text:style-name="T2">}</text:span></text:p>
      <text:p text:style-name="code-example">}</text:p>
      <text:h text:style-name="Heading_20_1" text:outline-level="1">Generation of a Flattened Intermediate Representation</text:h>
      <text:p text:style-name="Text_20_body">The Siml language organizes a simulation in a tree structure. The output of the compilation must be a program with a flat vector of numbers, because the usual integration software is structured this way.</text:p>
      <text:p text:style-name="Text_20_body">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text:h text:style-name="Heading_20_2" text:outline-level="2">Parsing</text:h>
      <text:p text:style-name="Text_20_body">The parser generates a parse tree composed of ast.Node objects.</text:p>
      <text:p text:style-name="P1">Graphical overview of tree.</text:p>
      <text:h text:style-name="Heading_20_2" text:outline-level="2">Preparation of Syntax Tree</text:h>
      <text:list xml:id="list1389509710" text:style-name="L7">
        <text:list-item>
          <text:p text:style-name="P9">Expand compound data definitions.</text:p>
        </text:list-item>
        <text:list-item>
          <text:p text:style-name="P9">Link all class definitions with their base classes.</text:p>
          <text:list>
            <text:list-item>
              <text:p text:style-name="P9">Find undefined base classes.</text:p>
            </text:list-item>
            <text:list-item>
              <text:p text:style-name="P9">Find cyclic base classes.</text:p>
            </text:list-item>
          </text:list>
        </text:list-item>
        <text:list-item>
          <text:p text:style-name="P9">Set the role of 'data' (constant, variable, parameter) according to the location of the definition, if no role is explicitly given.</text:p>
          <text:list>
            <text:list-item>
              <text:p text:style-name="P9">Top level: set role to 'constant'.</text:p>
            </text:list-item>
            <text:list-item>
              <text:p text:style-name="P9">In class definition: Set role to (algebraic) variable.</text:p>
            </text:list-item>
            <text:list-item>
              <text:p text:style-name="P9">In function: set role to local variable.</text:p>
            </text:list-item>
          </text:list>
        </text:list-item>
      </text:list>
      <text:h text:style-name="Heading_20_2" text:outline-level="2"><text:soft-page-break/>Semantic Analysis</text:h>
      <text:h text:style-name="Heading_20_2" text:outline-level="2">Flattening</text:h>
      <text:h text:style-name="Heading_20_2" text:outline-level="2">Equation Reordering</text:h>
      <text:p text:style-name="Text_20_body">Without equation reordering it is necessary to call all code from the main function. With reordering it is possible to call functions in lower level objects implicitly, which will result in much more beautiful code (but with harder to understand details).</text:p>
      <text:h text:style-name="Heading_20_2" text:outline-level="2">Semantic Checks</text:h>
      <text:h text:style-name="Heading_20_3" text:outline-level="3">Type inference and type checking</text:h>
      <text:h text:style-name="Heading_20_2" text:outline-level="2">Inserting of conversion constants for unit conversion</text:h>
      <text:h text:style-name="Heading_20_1" text:outline-level="1">Code optimization</text:h>
      <text:h text:style-name="Heading_20_2" text:outline-level="2">Constant Folding</text:h>
      <text:h text:style-name="Heading_20_1" text:outline-level="1">Code Generation</text:h>
      <text:p text:style-name="Text_20_body">Partition data into state vector, differential (return) vector, and other data; that stays constant during the simulation (parameters, constants).</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svg:font-family="Courier"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or"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horndale AMT" fo:font-size="12pt" fo:language="en" fo:country="US" style:font-name-asian="Arial1" style:font-size-asian="12pt" style:language-asian="en" style:country-asian="US" style:font-name-complex="Arial1" style:font-size-complex="12pt" style:language-complex="or"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lbany AMT"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0.97m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1.99mm" fo:margin-right="1.99mm" fo:margin-top="1.01mm" fo:margin-bottom="1.01mm" fo:text-align="center" style:justify-single-word="false" fo:text-indent="0mm" style:auto-text-indent="false"/>
    </style:style>
    <style:style style:name="Heading1" style:family="paragraph" style:parent-style-name="Standard">
      <style:paragraph-properties fo:margin-top="4.2mm" fo:margin-bottom="2.1mm"/>
    </style:style>
    <style:style style:name="Heading2" style:family="paragraph" style:parent-style-name="Standard">
      <style:paragraph-properties fo:margin-top="4.2mm" fo:margin-bottom="2.1m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mm" fo:margin-right="0mm" fo:margin-top="0mm" fo:margin-bottom="4.99mm" fo:text-indent="-9m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mm" fo:margin-right="0mm" fo:margin-top="0mm" fo:margin-bottom="4mm" fo:text-indent="-8.01m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mm" fo:margin-right="0mm" fo:margin-top="0mm" fo:margin-bottom="3mm" fo:text-indent="-6m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mm" fo:margin-right="0mm" fo:margin-top="0mm" fo:margin-bottom="1.99mm" fo:text-indent="-6m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mm" fo:margin-right="0mm" fo:margin-top="0mm" fo:margin-bottom="1.01mm" fo:text-indent="-6m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mm" fo:margin-right="0mm" fo:text-indent="-6m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mm" fo:margin-right="0mm" fo:text-indent="-6m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mm" fo:margin-right="0mm" fo:text-indent="-6m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mm" fo:margin-right="0mm" fo:text-indent="-6m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Default_7e_LT_7e_Untertitel" style:display-name="Default~LT~Untertitel" style:family="paragraph">
      <style:paragraph-properties fo:margin-left="0mm" fo:margin-right="0mm" fo:text-align="center" style:justify-single-word="false" fo:text-indent="-6m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Notizen" style:display-name="Default~LT~Notizen" style:family="paragraph">
      <style:paragraph-properties fo:margin-left="6mm" fo:margin-right="0mm" fo:text-indent="-6m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6mm" fo:margin-right="0mm" fo:text-indent="-6m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left="11.99mm" fo:margin-right="0mm" fo:margin-top="0mm" fo:margin-bottom="4.99mm" fo:text-indent="-9m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24.01mm" fo:margin-right="0mm" fo:margin-top="0mm" fo:margin-bottom="4mm" fo:text-indent="-8.01m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mm" fo:margin-right="0mm" fo:margin-top="0mm" fo:margin-bottom="3mm" fo:text-indent="-6m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mm" fo:margin-right="0mm" fo:margin-top="0mm" fo:margin-bottom="1.99mm" fo:text-indent="-6m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mm" fo:margin-right="0mm" fo:margin-top="0mm" fo:margin-bottom="1.01mm" fo:text-indent="-6mm" style:auto-text-indent="false">
        <style:tab-stops/>
      </style:paragraph-properties>
    </style:style>
    <style:style style:name="Outline_20_6" style:display-name="Outline 6" style:family="paragraph" style:parent-style-name="Outline_20_5">
      <style:paragraph-properties fo:margin-left="72mm" fo:margin-right="0mm" fo:text-indent="-6mm" style:auto-text-indent="false">
        <style:tab-stops/>
      </style:paragraph-properties>
    </style:style>
    <style:style style:name="Outline_20_7" style:display-name="Outline 7" style:family="paragraph" style:parent-style-name="Outline_20_6">
      <style:paragraph-properties fo:margin-left="84mm" fo:margin-right="0mm" fo:text-indent="-6mm" style:auto-text-indent="false">
        <style:tab-stops/>
      </style:paragraph-properties>
    </style:style>
    <style:style style:name="Outline_20_8" style:display-name="Outline 8" style:family="paragraph" style:parent-style-name="Outline_20_7">
      <style:paragraph-properties fo:margin-left="96.01mm" fo:margin-right="0mm" fo:text-indent="-6mm" style:auto-text-indent="false">
        <style:tab-stops/>
      </style:paragraph-properties>
    </style:style>
    <style:style style:name="Outline_20_9" style:display-name="Outline 9" style:family="paragraph" style:parent-style-name="Outline_20_8">
      <style:paragraph-properties fo:margin-left="108mm" fo:margin-right="0mm" fo:text-indent="-6m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code-example" style:family="paragraph" style:parent-style-name="Standard" style:master-page-name="">
      <style:paragraph-properties style:page-number="auto"/>
      <style:text-properties style:font-name="Cumberland AMT"/>
    </style:style>
    <style:style style:name="WW-Title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Cumberland AMT1" fo:background-color="transparent" style:font-name-asian="Cumberland AMT1" style:font-name-complex="Cumberland AMT1"/>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1">
        <style:list-level-properties text:min-label-distance="3.81mm"/>
      </text:outline-level-style>
      <text:outline-level-style text:level="2" style:num-format="1" text:display-levels="2">
        <style:list-level-properties text:min-label-distance="3.81mm"/>
      </text:outline-level-style>
      <text:outline-level-style text:level="3" style:num-format="1" text:display-levels="3">
        <style:list-level-properties text:min-label-distance="3.81mm"/>
      </text:outline-level-style>
      <text:outline-level-style text:level="4" style:num-format="1" text:display-levels="4">
        <style:list-level-properties text:min-label-distance="3.81mm"/>
      </text:outline-level-style>
      <text:outline-level-style text:level="5" style:num-format="1" text:display-levels="5">
        <style:list-level-properties text:min-label-distance="3.81mm"/>
      </text:outline-level-style>
      <text:outline-level-style text:level="6" style:num-format="1" text:display-levels="6">
        <style:list-level-properties text:min-label-distance="3.81mm"/>
      </text:outline-level-style>
      <text:outline-level-style text:level="7" style:num-format="1" text:display-levels="7">
        <style:list-level-properties text:min-label-distance="3.81mm"/>
      </text:outline-level-style>
      <text:outline-level-style text:level="8" style:num-format="1" text:display-levels="8">
        <style:list-level-properties text:min-label-distance="3.81mm"/>
      </text:outline-level-style>
      <text:outline-level-style text:level="9" style:num-format="1" text:display-levels="9">
        <style:list-level-properties text:min-label-distance="3.81mm"/>
      </text:outline-level-style>
      <text:outline-level-style text:level="10" style:num-format="1" text:display-levels="10">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21$Build-9319</meta:generator>
    <meta:initial-creator>Eike Welk</meta:initial-creator>
    <meta:creation-date>2008-05-10T15:22:24</meta:creation-date>
    <dc:creator>Eike Welk</dc:creator>
    <dc:date>2010-07-11T23:20:36</dc:date>
    <dc:language>en-US</dc:language>
    <meta:editing-cycles>44</meta:editing-cycles>
    <meta:editing-duration>PT04H33M09S</meta:editing-duration>
    <meta:document-statistic meta:table-count="0" meta:image-count="0" meta:object-count="0" meta:page-count="5" meta:paragraph-count="145" meta:word-count="1097" meta:character-count="6746"/>
    <meta:user-defined meta:name="Info 1"/>
    <meta:user-defined meta:name="Info 2"/>
    <meta:user-defined meta:name="Info 3"/>
    <meta:user-defined meta:name="Info 4"/>
  </office:meta>
</office:document-meta>
</file>